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" style:family="graphic" style:parent-style-name="Outlined">
      <style:graphic-properties svg:stroke-width="0.028cm" draw:marker-start-width="0.121cm" draw:marker-end-width="0.121cm" draw:fill="solid" draw:fill-color="#ffffff" draw:textarea-horizontal-align="justify" draw:textarea-vertical-align="middle" draw:auto-grow-height="false" fo:min-height="1.36cm" fo:min-width="2.643cm" fo:padding-top="-0.026cm" fo:padding-bottom="-0.026cm" fo:padding-left="-0.026cm" fo:padding-right="-0.026cm" loext:decorative="false"/>
    </style:style>
    <style:style style:name="gr3" style:family="graphic" style:parent-style-name="Outlined">
      <style:graphic-properties svg:stroke-width="0.035cm" draw:marker-start-width="0.131cm" draw:marker-end-width="0.131cm" draw:textarea-horizontal-align="justify" draw:textarea-vertical-align="middle" draw:auto-grow-height="false" fo:min-height="0.639cm" fo:min-width="0.682cm" fo:padding-top="-0.023cm" fo:padding-bottom="-0.023cm" fo:padding-left="-0.023cm" fo:padding-right="-0.023cm" loext:decorative="false"/>
      <style:paragraph-properties style:writing-mode="lr-tb"/>
    </style:style>
    <style:style style:name="gr4" style:family="graphic" style:parent-style-name="Outlined">
      <style:graphic-properties svg:stroke-width="0.035cm" draw:marker-start-width="0.131cm" draw:marker-end-width="0.131cm" draw:textarea-horizontal-align="justify" draw:textarea-vertical-align="middle" draw:auto-grow-height="false" fo:min-height="0.639cm" fo:min-width="0.682cm" fo:padding-top="-0.023cm" fo:padding-bottom="-0.023cm" fo:padding-left="-0.023cm" fo:padding-right="-0.023cm" loext:decorative="false"/>
    </style:style>
    <style:style style:name="gr5" style:family="graphic" style:parent-style-name="Outlined">
      <style:graphic-properties svg:stroke-width="0.035cm" draw:marker-start-width="0.131cm" draw:marker-end-width="0.131cm" draw:textarea-horizontal-align="justify" draw:textarea-vertical-align="middle" draw:auto-grow-height="false" fo:min-height="0.639cm" fo:min-width="0.679cm" fo:padding-top="-0.023cm" fo:padding-bottom="-0.023cm" fo:padding-left="-0.023cm" fo:padding-right="-0.023cm" loext:decorative="false"/>
      <style:paragraph-properties style:writing-mode="lr-tb"/>
    </style:style>
    <style:style style:name="gr6" style:family="graphic" style:parent-style-name="Outlined">
      <style:graphic-properties svg:stroke-width="0.035cm" draw:marker-start-width="0.131cm" draw:marker-end-width="0.131cm" draw:textarea-horizontal-align="justify" draw:textarea-vertical-align="middle" draw:auto-grow-height="false" fo:min-height="0.203cm" fo:min-width="0.522cm" fo:padding-top="-0.023cm" fo:padding-bottom="-0.023cm" fo:padding-left="-0.023cm" fo:padding-right="-0.023cm" loext:decorative="false"/>
    </style:style>
    <style:style style:name="gr7" style:family="graphic" style:parent-style-name="Outlined">
      <style:graphic-properties svg:stroke-width="0.035cm" draw:marker-start-width="0.131cm" draw:marker-end-width="0.131cm" draw:textarea-horizontal-align="justify" draw:textarea-vertical-align="middle" draw:auto-grow-height="false" fo:min-height="0.203cm" fo:min-width="0.523cm" fo:padding-top="-0.023cm" fo:padding-bottom="-0.023cm" fo:padding-left="-0.023cm" fo:padding-right="-0.023cm" loext:decorative="false"/>
    </style:style>
    <style:style style:name="gr8" style:family="graphic" style:parent-style-name="Outlined">
      <style:graphic-properties svg:stroke-width="0.035cm" draw:marker-start-width="0.131cm" draw:marker-end-width="0.131cm" draw:textarea-horizontal-align="justify" draw:textarea-vertical-align="middle" draw:auto-grow-height="false" fo:min-height="0.639cm" fo:min-width="0.679cm" fo:padding-top="-0.023cm" fo:padding-bottom="-0.023cm" fo:padding-left="-0.023cm" fo:padding-right="-0.023cm" loext:decorative="false"/>
    </style:style>
    <style:style style:name="gr9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 loext:decorative="false"/>
    </style:style>
    <style:style style:name="gr10" style:family="graphic" style:parent-style-name="Outlined">
      <style:graphic-properties svg:stroke-width="0.018cm" draw:marker-start-width="0.106cm" draw:marker-end-width="0.106cm" draw:textarea-horizontal-align="justify" draw:textarea-vertical-align="middle" draw:auto-grow-height="false" fo:min-height="0.004cm" fo:min-width="0cm" fo:padding-top="-0.031cm" fo:padding-bottom="-0.031cm" fo:padding-left="-0.031cm" fo:padding-right="-0.031cm" loext:decorative="false"/>
    </style:style>
    <style:style style:name="gr11" style:family="graphic" style:parent-style-name="objectwithoutfill">
      <style:graphic-properties svg:stroke-width="0.028cm" svg:stroke-color="#000000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12" style:family="graphic" style:parent-style-name="Outlined">
      <style:graphic-properties svg:stroke-width="0.018cm" draw:marker-start-width="0.106cm" draw:marker-end-width="0.106cm" draw:textarea-horizontal-align="justify" draw:textarea-vertical-align="middle" draw:auto-grow-height="false" fo:min-height="0.316cm" fo:min-width="0.316cm" fo:padding-top="-0.031cm" fo:padding-bottom="-0.031cm" fo:padding-left="-0.031cm" fo:padding-right="-0.031cm" loext:decorative="false"/>
    </style:style>
    <style:style style:name="gr13" style:family="graphic">
      <style:graphic-properties style:writing-mode="lr-tb" loext:decorative="false"/>
    </style:style>
    <style:style style:name="gr14" style:family="graphic" style:parent-style-name="Filled">
      <style:graphic-properties draw:fill="solid" draw:fill-color="#000000" draw:textarea-vertical-align="middle" loext:decorative="false"/>
    </style:style>
    <style:style style:name="gr15" style:family="graphic" style:parent-style-name="Filled">
      <style:graphic-properties draw:fill="solid" draw:fill-color="#000000" draw:textarea-horizontal-align="justify" draw:textarea-vertical-align="middle" draw:auto-grow-height="false" fo:min-height="0.327cm" fo:min-width="0.562cm" loext:decorative="false"/>
    </style:style>
    <style:style style:name="gr16" style:family="graphic" style:parent-style-name="Filled">
      <style:graphic-properties draw:fill="solid" draw:fill-color="#000000" draw:textarea-vertical-align="middle" draw:auto-grow-height="false" fo:min-height="0.18cm" fo:min-width="0.18cm" fo:wrap-option="wrap" loext:decorative="false"/>
    </style:style>
    <style:style style:name="gr17" style:family="graphic" style:parent-style-name="Outlined">
      <style:graphic-properties svg:stroke-width="0.028cm" draw:marker-start-width="0.121cm" draw:marker-end-width="0.121cm" draw:fill="solid" draw:fill-color="#ffffff" draw:textarea-horizontal-align="justify" draw:textarea-vertical-align="middle" draw:auto-grow-height="false" fo:min-height="1.662cm" fo:min-width="3.195cm" fo:padding-top="-0.026cm" fo:padding-bottom="-0.026cm" fo:padding-left="-0.026cm" fo:padding-right="-0.026cm" loext:decorative="false"/>
    </style:style>
    <style:style style:name="gr18" style:family="graphic" style:parent-style-name="standard">
      <style:graphic-properties draw:stroke="none" draw:fill-color="#000000" draw:textarea-horizontal-align="justify" draw:textarea-vertical-align="middle" draw:auto-grow-height="false" fo:min-height="0.491cm" fo:min-width="0cm" loext:decorative="false"/>
    </style:style>
    <style:style style:name="gr19" style:family="graphic" style:parent-style-name="objectwithoutfill">
      <style:graphic-properties draw:fill="none" draw:textarea-vertical-align="middle" loext:decorative="false"/>
    </style:style>
    <style:style style:name="gr20" style:family="graphic" style:parent-style-name="standard">
      <style:graphic-properties draw:fill="none" loext:fill-use-slide-background="false" draw:textarea-horizontal-align="justify" draw:textarea-vertical-align="middle" draw:auto-grow-height="false" fo:min-height="1.163cm" fo:min-width="2.241cm" loext:decorative="false"/>
    </style:style>
    <style:style style:name="gr21" style:family="graphic" style:parent-style-name="Outlined">
      <style:graphic-properties draw:fill="solid" draw:fill-color="#ffffff" draw:textarea-horizontal-align="justify" draw:textarea-vertical-align="middle" draw:auto-grow-height="false" fo:min-height="0.388cm" fo:min-width="0.81cm" loext:decorative="false"/>
    </style:style>
    <style:style style:name="gr22" style:family="graphic" style:parent-style-name="standard">
      <style:graphic-properties draw:fill="none" loext:fill-use-slide-background="false" draw:textarea-horizontal-align="justify" draw:textarea-vertical-align="middle" draw:auto-grow-height="false" fo:min-height="0.885cm" fo:min-width="1.817cm" loext:decorative="false"/>
    </style:style>
    <style:style style:name="gr23" style:family="graphic" style:parent-style-name="standard">
      <style:graphic-properties draw:fill="none" loext:fill-use-slide-background="false" draw:textarea-horizontal-align="justify" draw:textarea-vertical-align="middle" draw:auto-grow-height="false" fo:min-height="0.659cm" fo:min-width="1.379cm" loext:decorative="false"/>
    </style:style>
    <style:style style:name="gr24" style:family="graphic" style:parent-style-name="standard">
      <style:graphic-properties draw:fill-color="#666666" draw:textarea-vertical-align="middle" loext:decorative="false"/>
    </style:style>
    <style:style style:name="gr25" style:family="graphic" style:parent-style-name="standard">
      <style:graphic-properties svg:stroke-width="0.081cm" svg:stroke-color="#000000" draw:marker-start-width="0.322cm" draw:marker-end-width="0.322cm" draw:fill-color="#000000" draw:textarea-vertical-align="middle" draw:auto-grow-height="false" fo:min-height="0.894cm" fo:min-width="0.672cm" fo:padding-top="0.166cm" fo:padding-bottom="0.166cm" fo:padding-left="0.291cm" fo:padding-right="0.291cm" fo:wrap-option="wrap" loext:decorative="false"/>
    </style:style>
    <style:style style:name="gr26" style:family="graphic" style:parent-style-name="Outlined">
      <style:graphic-properties svg:stroke-width="0.106cm" draw:marker-start-width="0.237cm" draw:marker-end-width="0.237cm" draw:textarea-horizontal-align="justify" draw:textarea-vertical-align="middle" draw:auto-grow-height="false" fo:min-height="0.203cm" fo:min-width="0.523cm" fo:padding-top="0.012cm" fo:padding-bottom="0.012cm" fo:padding-left="0.012cm" fo:padding-right="0.012cm" loext:decorative="false"/>
    </style:style>
    <style:style style:name="gr27" style:family="graphic" style:parent-style-name="objectwithoutfill">
      <style:graphic-properties svg:stroke-width="0.106cm" svg:stroke-color="#000000" draw:marker-start-width="0.358cm" draw:marker-end="Arrowheads_20_6" draw:marker-end-width="0.458cm" draw:fill="none" draw:textarea-vertical-align="middle" fo:padding-top="0.177cm" fo:padding-bottom="0.177cm" fo:padding-left="0.302cm" fo:padding-right="0.30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6666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074cm" svg:y1="8.053cm" svg:x2="8.075cm" svg:y2="9.474cm">
          <text:p/>
        </draw:line>
        <draw:custom-shape draw:style-name="gr2" draw:text-style-name="P2" draw:layer="layout" svg:width="4.445cm" svg:height="2.276cm" svg:x="5.836cm" svg:y="6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6cm" svg:height="0.593cm" svg:x="7.62cm" svg:y="1.27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636cm" svg:height="0.593cm" svg:x="8.889cm" svg:y="1.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633cm" svg:height="0.593cm" svg:x="8.256cm" svg:y="1.27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6" draw:text-style-name="P3" xml:id="id1" draw:id="id1" draw:layer="layout" svg:width="0.476cm" svg:height="0.157cm" svg:x="7.62cm" svg:y="1.8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3" draw:id="id3" draw:layer="layout" svg:width="0.477cm" svg:height="0.157cm" svg:x="8.096cm" svg:y="1.8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0.476cm" svg:height="0.157cm" svg:x="8.573cm" svg:y="1.8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0.476cm" svg:height="0.157cm" svg:x="9.049cm" svg:y="1.8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636cm" svg:height="0.593cm" svg:x="0.635cm" svg:y="0.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636cm" svg:height="0.593cm" svg:x="1.904cm" svg:y="0.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33cm" svg:height="0.593cm" svg:x="1.271cm" svg:y="0.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76cm" svg:height="0.157cm" svg:x="0.635cm" svg:y="0.7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77cm" svg:height="0.157cm" svg:x="1.111cm" svg:y="0.7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76cm" svg:height="0.157cm" svg:x="1.588cm" svg:y="0.7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76cm" svg:height="0.157cm" svg:x="2.064cm" svg:y="0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6cm" svg:height="0.593cm" svg:x="4.127cm" svg:y="3.14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636cm" svg:height="0.593cm" svg:x="5.396cm" svg:y="3.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0.633cm" svg:height="0.593cm" svg:x="4.763cm" svg:y="3.14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6" draw:text-style-name="P3" xml:id="id9" draw:id="id9" draw:layer="layout" svg:width="0.476cm" svg:height="0.157cm" svg:x="4.127cm" svg:y="3.7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11" draw:id="id11" draw:layer="layout" svg:width="0.477cm" svg:height="0.157cm" svg:x="4.603cm" svg:y="3.7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76cm" svg:height="0.157cm" svg:x="5.08cm" svg:y="3.7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76cm" svg:height="0.157cm" svg:x="5.556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6cm" svg:height="0.593cm" svg:x="6.35cm" svg:y="3.14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636cm" svg:height="0.593cm" svg:x="7.619cm" svg:y="3.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0.633cm" svg:height="0.593cm" svg:x="6.986cm" svg:y="3.14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6" draw:text-style-name="P3" xml:id="id13" draw:id="id13" draw:layer="layout" svg:width="0.476cm" svg:height="0.157cm" svg:x="6.35cm" svg:y="3.7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15" draw:id="id15" draw:layer="layout" svg:width="0.477cm" svg:height="0.157cm" svg:x="6.826cm" svg:y="3.7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76cm" svg:height="0.157cm" svg:x="7.303cm" svg:y="3.7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76cm" svg:height="0.157cm" svg:x="7.779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6cm" svg:height="0.593cm" svg:x="8.889cm" svg:y="3.14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6cm" svg:height="0.593cm" svg:x="10.158cm" svg:y="3.14cm">
          <text:p text:style-name="P3">7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0.633cm" svg:height="0.593cm" svg:x="9.525cm" svg:y="3.14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6" draw:text-style-name="P3" xml:id="id17" draw:id="id17" draw:layer="layout" svg:width="0.476cm" svg:height="0.157cm" svg:x="8.889cm" svg:y="3.7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19" draw:id="id19" draw:layer="layout" svg:width="0.477cm" svg:height="0.157cm" svg:x="9.365cm" svg:y="3.7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21" draw:id="id21" draw:layer="layout" svg:width="0.476cm" svg:height="0.157cm" svg:x="9.842cm" svg:y="3.7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76cm" svg:height="0.157cm" svg:x="10.318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6cm" svg:height="0.593cm" svg:x="11.112cm" svg:y="3.14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636cm" svg:height="0.593cm" svg:x="12.381cm" svg:y="3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8" draw:id="id8" draw:layer="layout" svg:width="0.633cm" svg:height="0.593cm" svg:x="11.748cm" svg:y="3.14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476cm" svg:height="0.157cm" svg:x="11.112cm" svg:y="3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477cm" svg:height="0.157cm" svg:x="11.588cm" svg:y="3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476cm" svg:height="0.157cm" svg:x="12.065cm" svg:y="3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476cm" svg:height="0.157cm" svg:x="12.541cm" svg:y="3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draw:type="curve" svg:x1="7.858cm" svg:y1="2.032cm" svg:x2="5.079cm" svg:y2="3.14cm" draw:start-shape="id1" draw:start-glue-point="2" draw:end-shape="id2" draw:end-glue-point="0" svg:d="M7858 2032c0 829-2779 276-2779 1108" svg:viewBox="0 0 2780 1109">
          <text:p/>
        </draw:connector>
        <draw:connector draw:style-name="gr9" draw:text-style-name="P1" draw:layer="layout" draw:type="curve" svg:x1="8.334cm" svg:y1="2.032cm" svg:x2="7.302cm" svg:y2="3.14cm" draw:start-shape="id3" draw:start-glue-point="2" draw:end-shape="id4" draw:end-glue-point="0" svg:d="M8334 2032c0 829-1032 276-1032 1108" svg:viewBox="0 0 1033 1109">
          <text:p/>
        </draw:connector>
        <draw:connector draw:style-name="gr9" draw:text-style-name="P1" draw:layer="layout" draw:type="curve" svg:x1="8.811cm" svg:y1="2.032cm" svg:x2="9.841cm" svg:y2="3.14cm" draw:start-shape="id5" draw:start-glue-point="2" draw:end-shape="id6" draw:end-glue-point="0" svg:d="M8811 2032c0 829 1030 276 1030 1108" svg:viewBox="0 0 1031 1109">
          <text:p/>
        </draw:connector>
        <draw:connector draw:style-name="gr9" draw:text-style-name="P1" draw:layer="layout" draw:type="curve" svg:x1="9.287cm" svg:y1="2.032cm" svg:x2="12.064cm" svg:y2="3.14cm" draw:start-shape="id7" draw:start-glue-point="2" draw:end-shape="id8" draw:end-glue-point="0" svg:d="M9287 2032c0 829 2777 276 2777 1108" svg:viewBox="0 0 2778 1109">
          <text:p/>
        </draw:connector>
        <draw:custom-shape draw:style-name="gr10" draw:text-style-name="P3" xml:id="id10" draw:id="id10" draw:layer="layout" svg:width="0.254cm" svg:height="0.254cm" svg:x="4.237cm" svg:y="4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4" draw:id="id14" draw:layer="layout" svg:width="0.254cm" svg:height="0.254cm" svg:x="6.462cm" svg:y="4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2" draw:id="id12" draw:layer="layout" svg:width="0.254cm" svg:height="0.254cm" svg:x="4.719cm" svg:y="4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6" draw:id="id16" draw:layer="layout" svg:width="0.254cm" svg:height="0.254cm" svg:x="6.937cm" svg:y="4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22" draw:id="id22" draw:layer="layout" svg:width="0.254cm" svg:height="0.254cm" svg:x="9.958cm" svg:y="4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20" draw:id="id20" draw:layer="layout" svg:width="0.254cm" svg:height="0.254cm" svg:x="9.476cm" svg:y="4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8" draw:id="id18" draw:layer="layout" svg:width="0.254cm" svg:height="0.254cm" svg:x="8.999cm" svg:y="4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line" svg:x1="4.365cm" svg:y1="3.902cm" svg:x2="4.364cm" svg:y2="4.103cm" draw:start-shape="id9" draw:start-glue-point="2" draw:end-shape="id10" draw:end-glue-point="0" svg:d="M4365 3902l-1 201" svg:viewBox="0 0 2 202">
          <text:p/>
        </draw:connector>
        <draw:connector draw:style-name="gr11" draw:text-style-name="P1" draw:layer="layout" draw:type="line" svg:x1="4.841cm" svg:y1="3.902cm" svg:x2="4.846cm" svg:y2="4.105cm" draw:start-shape="id11" draw:start-glue-point="2" draw:end-shape="id12" draw:end-glue-point="0" svg:d="M4841 3902l5 203" svg:viewBox="0 0 6 204">
          <text:p/>
        </draw:connector>
        <draw:connector draw:style-name="gr11" draw:text-style-name="P1" draw:layer="layout" draw:type="line" svg:x1="6.588cm" svg:y1="3.902cm" svg:x2="6.589cm" svg:y2="4.106cm" draw:start-shape="id13" draw:start-glue-point="2" draw:end-shape="id14" draw:end-glue-point="0" svg:d="M6588 3902l1 204" svg:viewBox="0 0 2 205">
          <text:p/>
        </draw:connector>
        <draw:connector draw:style-name="gr11" draw:text-style-name="P1" draw:layer="layout" draw:type="line" svg:x1="7.064cm" svg:y1="3.902cm" svg:x2="7.064cm" svg:y2="4.11cm" draw:start-shape="id15" draw:start-glue-point="2" draw:end-shape="id16" draw:end-glue-point="0" svg:d="M7064 3902v208" svg:viewBox="0 0 1 209">
          <text:p/>
        </draw:connector>
        <draw:connector draw:style-name="gr11" draw:text-style-name="P1" draw:layer="layout" draw:type="line" svg:x1="9.127cm" svg:y1="3.902cm" svg:x2="9.126cm" svg:y2="4.114cm" draw:start-shape="id17" draw:start-glue-point="2" draw:end-shape="id18" draw:end-glue-point="0" svg:d="M9127 3902l-1 212" svg:viewBox="0 0 2 213">
          <text:p/>
        </draw:connector>
        <draw:connector draw:style-name="gr11" draw:text-style-name="P1" draw:layer="layout" draw:type="line" svg:x1="9.603cm" svg:y1="3.902cm" svg:x2="9.603cm" svg:y2="4.114cm" draw:start-shape="id19" draw:start-glue-point="2" draw:end-shape="id20" draw:end-glue-point="0" svg:d="M9603 3902v212" svg:viewBox="0 0 1 213">
          <text:p/>
        </draw:connector>
        <draw:connector draw:style-name="gr11" draw:text-style-name="P1" draw:layer="layout" draw:type="line" svg:x1="10.08cm" svg:y1="3.902cm" svg:x2="10.085cm" svg:y2="4.106cm" draw:start-shape="id21" draw:start-glue-point="2" draw:end-shape="id22" draw:end-glue-point="0" svg:d="M10080 3902l5 204" svg:viewBox="0 0 6 205">
          <text:p/>
        </draw:connector>
        <draw:custom-shape draw:style-name="gr12" draw:text-style-name="P3" draw:layer="layout" svg:width="0.254cm" svg:height="0.254cm" svg:x="0.744cm" svg:y="1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3">
          <draw:polygon draw:style-name="gr14" draw:text-style-name="P4" draw:layer="layout" svg:width="2.559cm" svg:height="0.71cm" svg:x="8.632cm" svg:y="7.179cm" svg:viewBox="0 0 2560 711" draw:points="7,0 2560,536 2391,711 0,23 13,31 21,14 37,17">
            <text:p/>
          </draw:polygon>
          <draw:custom-shape draw:style-name="gr15" draw:text-style-name="P4" draw:layer="layout" svg:width="0.794cm" svg:height="0.461cm" svg:x="10.928cm" svg:y="7.6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6" draw:text-style-name="P4" draw:layer="layout" svg:width="0.18cm" svg:height="0.18cm" svg:x="8.635cm" svg:y="7.116cm">
            <text:p/>
            <draw:enhanced-geometry draw:glue-point-type="segments" draw:type="mso-spt100" draw:modifiers="-161.757318171877 19.167123400485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custom-shape draw:style-name="gr17" draw:text-style-name="P2" draw:layer="layout" svg:width="4.445cm" svg:height="2.276cm" svg:x="5.851cm" svg:y="6.1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5" draw:layer="layout" svg:width="0.164cm" svg:height="0.741cm" svg:x="11.253cm" svg:y="7.188cm">
          <text:p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8.061cm" svg:y1="6.161cm" svg:x2="8.065cm" svg:y2="8.423cm">
          <text:p/>
        </draw:line>
        <draw:line draw:style-name="gr19" draw:text-style-name="P1" draw:layer="layout" svg:x1="5.839cm" svg:y1="7.24cm" svg:x2="10.294cm" svg:y2="7.216cm">
          <text:p/>
        </draw:line>
        <draw:line draw:style-name="gr19" draw:text-style-name="P1" draw:layer="layout" svg:x1="6.879cm" svg:y1="6.32cm" svg:x2="9.374cm" svg:y2="8.227cm">
          <text:p/>
        </draw:line>
        <draw:line draw:style-name="gr19" draw:text-style-name="P1" draw:layer="layout" svg:x1="6.452cm" svg:y1="8.082cm" svg:x2="9.555cm" svg:y2="6.441cm">
          <text:p/>
        </draw:line>
        <draw:line draw:style-name="gr19" draw:text-style-name="P1" draw:layer="layout" svg:x1="7.522cm" svg:y1="6.199cm" svg:x2="8.678cm" svg:y2="8.402cm">
          <text:p/>
        </draw:line>
        <draw:line draw:style-name="gr19" draw:text-style-name="P1" draw:layer="layout" svg:x1="8.715cm" svg:y1="6.204cm" svg:x2="7.317cm" svg:y2="8.375cm">
          <text:p/>
        </draw:line>
        <draw:line draw:style-name="gr19" draw:text-style-name="P1" draw:layer="layout" svg:x1="6.264cm" svg:y1="6.636cm" svg:x2="9.99cm" svg:y2="7.878cm">
          <text:p/>
        </draw:line>
        <draw:line draw:style-name="gr19" draw:text-style-name="P1" draw:layer="layout" svg:x1="5.999cm" svg:y1="7.7cm" svg:x2="10.033cm" svg:y2="6.777cm">
          <text:p/>
        </draw:line>
        <draw:custom-shape draw:style-name="gr20" draw:text-style-name="P1" draw:layer="layout" svg:width="3.875cm" svg:height="1.997cm" svg:x="6.083cm" svg:y="6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852cm" svg:height="0.9cm" svg:x="7.129cm" svg:y="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058cm" svg:y1="5.988cm" svg:x2="8.059cm" svg:y2="7.409cm">
          <text:p/>
        </draw:line>
        <draw:custom-shape draw:style-name="gr22" draw:text-style-name="P1" draw:layer="layout" svg:width="3.277cm" svg:height="1.605cm" svg:x="6.362cm" svg:y="6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655cm" svg:height="1.285cm" svg:x="6.685cm" svg:y="6.6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olygon draw:style-name="gr24" draw:text-style-name="P6" draw:layer="layout" svg:width="0.703cm" svg:height="0.302cm" svg:x="8.423cm" svg:y="6.491cm" svg:viewBox="0 0 704 303" draw:points="0,167 106,0 400,67 589,130 704,178 465,303 312,243 159,199 1,165">
          <text:p/>
        </draw:polygon>
        <draw:g draw:style-name="gr13">
          <draw:polygon draw:style-name="gr14" draw:text-style-name="P4" draw:layer="layout" svg:width="2.559cm" svg:height="0.71cm" svg:x="8.626cm" svg:y="6.538cm" svg:viewBox="0 0 2560 711" draw:points="7,0 2560,536 2391,711 0,23 13,31 21,14 37,17">
            <text:p/>
          </draw:polygon>
          <draw:custom-shape draw:style-name="gr15" draw:text-style-name="P4" draw:layer="layout" svg:width="0.794cm" svg:height="0.461cm" svg:x="10.922cm" svg:y="7.01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6" draw:text-style-name="P4" draw:layer="layout" svg:width="0.18cm" svg:height="0.18cm" svg:x="8.629cm" svg:y="6.475cm">
            <text:p/>
            <draw:enhanced-geometry draw:glue-point-type="segments" draw:type="mso-spt100" draw:modifiers="-161.757318171877 19.167123400485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custom-shape draw:style-name="gr25" draw:text-style-name="P5" draw:layer="layout" svg:width="1.253cm" svg:height="1.225cm" draw:transform="rotate (1.39626340159546) translate (6.381cm 7.762cm)">
          <text:p/>
          <draw:enhanced-geometry svg:viewBox="0 0 21600 21600" draw:text-areas="0 0 21600 21600" draw:mirror-horizontal="false" draw:mirror-vertical="false" draw:type="circular-arrow" draw:modifiers="173.670594745282 -8.8631308072086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polygon draw:style-name="gr24" draw:text-style-name="P6" draw:layer="layout" svg:width="0.368cm" svg:height="0.186cm" svg:x="7.664cm" svg:y="6.452cm" svg:viewBox="0 0 369 187" draw:points="91,184 236,176 368,172 369,0 208,1 61,10 0,15 89,187 88,185">
          <text:p/>
        </draw:polygon>
        <draw:polygon draw:style-name="gr24" draw:text-style-name="P6" draw:layer="layout" svg:width="0.619cm" svg:height="0.163cm" svg:x="8.084cm" svg:y="6.174cm" svg:viewBox="0 0 620 164" draw:points="0,113 1,0 241,7 446,25 620,48 544,164 350,138 176,120 2,114">
          <text:p/>
        </draw:polygon>
        <draw:polygon draw:style-name="gr24" draw:text-style-name="P6" draw:layer="layout" svg:width="0.567cm" svg:height="0.562cm" svg:x="9.391cm" svg:y="7.217cm" svg:viewBox="0 0 568 563" draw:points="246,3 561,0 568,97 548,217 494,343 410,465 342,535 310,563 0,463 90,381 164,295 207,216 234,149 248,63 245,0 245,4">
          <text:p/>
        </draw:polygon>
        <draw:polygon draw:style-name="gr24" draw:text-style-name="P6" draw:layer="layout" svg:width="0.415cm" svg:height="0.173cm" svg:x="8.063cm" svg:y="7.881cm" svg:viewBox="0 0 416 174" draw:points="0,174 0,31 185,20 338,0 416,142 238,162 94,173 1,174">
          <text:p/>
        </draw:polygon>
        <draw:polygon draw:style-name="gr24" draw:text-style-name="P6" draw:layer="layout" svg:width="0.421cm" svg:height="0.411cm" svg:x="6.083cm" svg:y="7.237cm" svg:viewBox="0 0 422 412" draw:points="131,412 422,347 332,226 289,107 278,0 0,4 2,115 34,246 90,352 130,411">
          <text:p/>
        </draw:polygon>
        <draw:polygon draw:style-name="gr24" draw:text-style-name="P6" draw:layer="layout" svg:width="0.74cm" svg:height="0.354cm" svg:x="6.283cm" svg:y="6.343cm" svg:viewBox="0 0 741 355" draw:points="0,294 202,177 403,80 626,0 741,87 599,136 445,199 286,279 172,355 0,297">
          <text:p/>
        </draw:polygon>
        <draw:custom-shape draw:style-name="gr3" draw:text-style-name="P3" draw:layer="layout" svg:width="0.636cm" svg:height="0.593cm" svg:x="17.859cm" svg:y="1.08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636cm" svg:height="0.593cm" svg:x="19.128cm" svg:y="1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633cm" svg:height="0.593cm" svg:x="18.495cm" svg:y="1.08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6" draw:text-style-name="P3" xml:id="id23" draw:id="id23" draw:layer="layout" svg:width="0.476cm" svg:height="0.157cm" svg:x="17.859cm" svg:y="1.68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xml:id="id25" draw:id="id25" draw:layer="layout" svg:width="0.477cm" svg:height="0.157cm" svg:x="18.335cm" svg:y="1.6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27" draw:id="id27" draw:layer="layout" svg:width="0.476cm" svg:height="0.157cm" svg:x="18.812cm" svg:y="1.6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29" draw:id="id29" draw:layer="layout" svg:width="0.476cm" svg:height="0.157cm" svg:x="19.288cm" svg:y="1.6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6cm" svg:height="0.593cm" svg:x="14.366cm" svg:y="2.95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636cm" svg:height="0.593cm" svg:x="15.635cm" svg:y="2.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24" draw:id="id24" draw:layer="layout" svg:width="0.633cm" svg:height="0.593cm" svg:x="15.002cm" svg:y="2.95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6" draw:text-style-name="P3" xml:id="id31" draw:id="id31" draw:layer="layout" svg:width="0.476cm" svg:height="0.157cm" svg:x="14.366cm" svg:y="3.5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33" draw:id="id33" draw:layer="layout" svg:width="0.477cm" svg:height="0.157cm" svg:x="14.842cm" svg:y="3.5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76cm" svg:height="0.157cm" svg:x="15.319cm" svg:y="3.5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76cm" svg:height="0.157cm" svg:x="15.795cm" svg:y="3.5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6cm" svg:height="0.593cm" svg:x="16.589cm" svg:y="2.95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636cm" svg:height="0.593cm" svg:x="17.858cm" svg:y="2.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26" draw:id="id26" draw:layer="layout" svg:width="0.633cm" svg:height="0.593cm" svg:x="17.225cm" svg:y="2.95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6" draw:text-style-name="P3" xml:id="id35" draw:id="id35" draw:layer="layout" svg:width="0.476cm" svg:height="0.157cm" svg:x="16.589cm" svg:y="3.5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37" draw:id="id37" draw:layer="layout" svg:width="0.477cm" svg:height="0.157cm" svg:x="17.065cm" svg:y="3.5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76cm" svg:height="0.157cm" svg:x="17.542cm" svg:y="3.5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76cm" svg:height="0.157cm" svg:x="18.018cm" svg:y="3.5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6cm" svg:height="0.593cm" svg:x="19.128cm" svg:y="2.95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6cm" svg:height="0.593cm" svg:x="20.397cm" svg:y="2.95cm">
          <text:p text:style-name="P3">7</text:p>
          <draw:enhanced-geometry svg:viewBox="0 0 21600 21600" draw:type="rectangle" draw:enhanced-path="M 0 0 L 21600 0 21600 21600 0 21600 0 0 Z N"/>
        </draw:custom-shape>
        <draw:custom-shape draw:style-name="gr5" draw:text-style-name="P3" xml:id="id28" draw:id="id28" draw:layer="layout" svg:width="0.633cm" svg:height="0.593cm" svg:x="19.764cm" svg:y="2.95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6" draw:text-style-name="P3" xml:id="id39" draw:id="id39" draw:layer="layout" svg:width="0.476cm" svg:height="0.157cm" svg:x="19.128cm" svg:y="3.5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41" draw:id="id41" draw:layer="layout" svg:width="0.477cm" svg:height="0.157cm" svg:x="19.604cm" svg:y="3.5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43" draw:id="id43" draw:layer="layout" svg:width="0.476cm" svg:height="0.157cm" svg:x="20.081cm" svg:y="3.5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76cm" svg:height="0.157cm" svg:x="20.557cm" svg:y="3.5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6cm" svg:height="0.593cm" svg:x="21.351cm" svg:y="2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636cm" svg:height="0.593cm" svg:x="22.62cm" svg:y="2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30" draw:id="id30" draw:layer="layout" svg:width="0.633cm" svg:height="0.593cm" svg:x="21.987cm" svg:y="2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476cm" svg:height="0.157cm" svg:x="21.351cm" svg:y="3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477cm" svg:height="0.157cm" svg:x="21.827cm" svg:y="3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476cm" svg:height="0.157cm" svg:x="22.304cm" svg:y="3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476cm" svg:height="0.157cm" svg:x="22.78cm" svg:y="3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draw:type="curve" svg:x1="18.097cm" svg:y1="1.842cm" svg:x2="15.318cm" svg:y2="2.95cm" draw:start-shape="id23" draw:start-glue-point="2" draw:end-shape="id24" draw:end-glue-point="0" svg:d="M18097 1842c0 829-2779 276-2779 1108" svg:viewBox="0 0 2780 1109">
          <text:p/>
        </draw:connector>
        <draw:connector draw:style-name="gr27" draw:text-style-name="P1" draw:layer="layout" draw:type="curve" svg:x1="18.573cm" svg:y1="1.842cm" svg:x2="17.541cm" svg:y2="2.95cm" draw:start-shape="id25" draw:start-glue-point="2" draw:end-shape="id26" draw:end-glue-point="0" svg:d="M18573 1842c0 856-1032 303-1032 1108" svg:viewBox="0 0 1033 1109">
          <text:p/>
        </draw:connector>
        <draw:connector draw:style-name="gr9" draw:text-style-name="P1" draw:layer="layout" draw:type="curve" svg:x1="19.05cm" svg:y1="1.842cm" svg:x2="20.08cm" svg:y2="2.95cm" draw:start-shape="id27" draw:start-glue-point="2" draw:end-shape="id28" draw:end-glue-point="0" svg:d="M19050 1842c0 829 1030 276 1030 1108" svg:viewBox="0 0 1031 1109">
          <text:p/>
        </draw:connector>
        <draw:connector draw:style-name="gr9" draw:text-style-name="P1" draw:layer="layout" draw:type="curve" svg:x1="19.526cm" svg:y1="1.842cm" svg:x2="22.303cm" svg:y2="2.95cm" draw:start-shape="id29" draw:start-glue-point="2" draw:end-shape="id30" draw:end-glue-point="0" svg:d="M19526 1842c0 829 2777 276 2777 1108" svg:viewBox="0 0 2778 1109">
          <text:p/>
        </draw:connector>
        <draw:custom-shape draw:style-name="gr12" draw:text-style-name="P3" xml:id="id32" draw:id="id32" draw:layer="layout" svg:width="0.254cm" svg:height="0.254cm" svg:x="14.476cm" svg:y="3.9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36" draw:id="id36" draw:layer="layout" svg:width="0.254cm" svg:height="0.254cm" svg:x="16.701cm" svg:y="3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34" draw:id="id34" draw:layer="layout" svg:width="0.254cm" svg:height="0.254cm" svg:x="14.958cm" svg:y="3.9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38" draw:id="id38" draw:layer="layout" svg:width="0.254cm" svg:height="0.254cm" svg:x="17.176cm" svg:y="3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44" draw:id="id44" draw:layer="layout" svg:width="0.254cm" svg:height="0.254cm" svg:x="20.197cm" svg:y="3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42" draw:id="id42" draw:layer="layout" svg:width="0.254cm" svg:height="0.254cm" svg:x="19.715cm" svg:y="3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40" draw:id="id40" draw:layer="layout" svg:width="0.254cm" svg:height="0.254cm" svg:x="19.238cm" svg:y="3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line" svg:x1="14.604cm" svg:y1="3.712cm" svg:x2="14.603cm" svg:y2="3.913cm" draw:start-shape="id31" draw:start-glue-point="2" draw:end-shape="id32" draw:end-glue-point="0" svg:d="M14604 3712l-1 201" svg:viewBox="0 0 2 202">
          <text:p/>
        </draw:connector>
        <draw:connector draw:style-name="gr11" draw:text-style-name="P1" draw:layer="layout" draw:type="line" svg:x1="15.08cm" svg:y1="3.712cm" svg:x2="15.085cm" svg:y2="3.915cm" draw:start-shape="id33" draw:start-glue-point="2" draw:end-shape="id34" draw:end-glue-point="0" svg:d="M15080 3712l5 203" svg:viewBox="0 0 6 204">
          <text:p/>
        </draw:connector>
        <draw:connector draw:style-name="gr11" draw:text-style-name="P1" draw:layer="layout" draw:type="line" svg:x1="16.827cm" svg:y1="3.712cm" svg:x2="16.828cm" svg:y2="3.916cm" draw:start-shape="id35" draw:start-glue-point="2" draw:end-shape="id36" draw:end-glue-point="0" svg:d="M16827 3712l1 204" svg:viewBox="0 0 2 205">
          <text:p/>
        </draw:connector>
        <draw:connector draw:style-name="gr11" draw:text-style-name="P1" draw:layer="layout" draw:type="line" svg:x1="17.303cm" svg:y1="3.712cm" svg:x2="17.303cm" svg:y2="3.92cm" draw:start-shape="id37" draw:start-glue-point="2" draw:end-shape="id38" draw:end-glue-point="0" svg:d="M17303 3712v208" svg:viewBox="0 0 1 209">
          <text:p/>
        </draw:connector>
        <draw:connector draw:style-name="gr11" draw:text-style-name="P1" draw:layer="layout" draw:type="line" svg:x1="19.366cm" svg:y1="3.712cm" svg:x2="19.365cm" svg:y2="3.924cm" draw:start-shape="id39" draw:start-glue-point="2" draw:end-shape="id40" draw:end-glue-point="0" svg:d="M19366 3712l-1 212" svg:viewBox="0 0 2 213">
          <text:p/>
        </draw:connector>
        <draw:connector draw:style-name="gr11" draw:text-style-name="P1" draw:layer="layout" draw:type="line" svg:x1="19.842cm" svg:y1="3.712cm" svg:x2="19.842cm" svg:y2="3.924cm" draw:start-shape="id41" draw:start-glue-point="2" draw:end-shape="id42" draw:end-glue-point="0" svg:d="M19842 3712v212" svg:viewBox="0 0 1 213">
          <text:p/>
        </draw:connector>
        <draw:connector draw:style-name="gr11" draw:text-style-name="P1" draw:layer="layout" draw:type="line" svg:x1="20.319cm" svg:y1="3.712cm" svg:x2="20.324cm" svg:y2="3.916cm" draw:start-shape="id43" draw:start-glue-point="2" draw:end-shape="id44" draw:end-glue-point="0" svg:d="M20319 3712l5 204" svg:viewBox="0 0 6 20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6" draw:display-name="Arrowheads 6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7:18:09.613901148</meta:creation-date>
    <dc:date>2024-10-11T09:37:07.232668722</dc:date>
    <meta:editing-duration>PT3H56M29S</meta:editing-duration>
    <meta:editing-cycles>1</meta:editing-cycles>
    <meta:document-statistic meta:object-count="147"/>
    <meta:generator>LibreOffice/24.8.2.1$Linux_X86_64 LibreOffice_project/480$Build-1</meta:generator>
  </office:meta>
</office:document-meta>
</file>